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402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 style:font-size-asian="12pt" style:font-size-complex="12pt"/>
    </style:style>
  </office:automatic-styles>
  <office:body>
    <office:spreadsheet>
      <table:table table:name="ChaptersToPageNumbers" table:style-name="ta1" table:print="false">
        <table:table-column table:style-name="co1" table:number-columns-repeated="2" table:default-cell-style-name="ce2"/>
        <table:table-column table:style-name="co2" table:default-cell-style-name="ce6"/>
        <table:table-row table:style-name="ro1">
          <table:table-cell table:style-name="ce1" office:value-type="string">
            <text:p>Chapter</text:p>
          </table:table-cell>
          <table:table-cell table:style-name="ce1" office:value-type="string">
            <text:p>Page</text:p>
          </table:table-cell>
          <table:table-cell table:style-name="ce5" office:value-type="string">
            <text:p>Number of Pages in Chapter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table:formula="of:=[.B3]-[.B2]" office:value-type="float" office:value="5">
            <text:p>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4]-[.B3]" office:value-type="float" office:value="12">
            <text:p>1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B5]-[.B4]" office:value-type="float" office:value="17">
            <text:p>1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B6]-[.B5]" office:value-type="float" office:value="15">
            <text:p>1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[.B7]-[.B6]"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table:formula="of:=[.B8]-[.B7]"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formula="of:=[.B9]-[.B8]"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table:formula="of:=[.B10]-[.B9]" office:value-type="float" office:value="5">
            <text:p>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table:formula="of:=[.B11]-[.B10]"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table:formula="of:=[.B12]-[.B11]"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">
            <text:p>115</text:p>
          </table:table-cell>
          <table:table-cell table:formula="of:=[.B13]-[.B12]"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26">
            <text:p>126</text:p>
          </table:table-cell>
          <table:table-cell table:formula="of:=[.B14]-[.B13]" office:value-type="float" office:value="30">
            <text:p>3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6">
            <text:p>156</text:p>
          </table:table-cell>
          <table:table-cell table:formula="of:=[.B15]-[.B14]"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1">
            <text:p>171</text:p>
          </table:table-cell>
          <table:table-cell table:formula="of:=[.B16]-[.B15]"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7">
            <text:p>187</text:p>
          </table:table-cell>
          <table:table-cell table:formula="of:=[.B17]-[.B16]"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5">
            <text:p>195</text:p>
          </table:table-cell>
          <table:table-cell table:formula="of:=[.B18]-[.B17]"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2">
            <text:p>212</text:p>
          </table:table-cell>
          <table:table-cell table:formula="of:=[.B19]-[.B18]" office:value-type="float" office:value="6">
            <text:p>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8">
            <text:p>218</text:p>
          </table:table-cell>
          <table:table-cell table:formula="of:=[.B20]-[.B19]" office:value-type="float" office:value="4">
            <text:p>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2">
            <text:p>222</text:p>
          </table:table-cell>
          <table:table-cell table:formula="of:=[.B21]-[.B20]"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7">
            <text:p>237</text:p>
          </table:table-cell>
          <table:table-cell table:formula="of:=[.B22]-[.B21]"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0">
            <text:p>250</text:p>
          </table:table-cell>
          <table:table-cell table:formula="of:=[.B23]-[.B22]" office:value-type="float" office:value="7">
            <text:p>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57">
            <text:p>257</text:p>
          </table:table-cell>
          <table:table-cell table:formula="of:=[.B24]-[.B23]" office:value-type="float" office:value="5">
            <text:p>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62">
            <text:p>262</text:p>
          </table:table-cell>
          <table:table-cell table:formula="of:=[.B25]-[.B24]" office:value-type="float" office:value="7">
            <text:p>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69">
            <text:p>269</text:p>
          </table:table-cell>
          <table:table-cell table:formula="of:=[.B26]-[.B25]" office:value-type="float" office:value="7">
            <text:p>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76">
            <text:p>276</text:p>
          </table:table-cell>
          <table:table-cell table:formula="of:=[.B27]-[.B26]" office:value-type="float" office:value="14">
            <text:p>14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90">
            <text:p>290</text:p>
          </table:table-cell>
          <table:table-cell table:formula="of:=[.B28]-[.B27]" office:value-type="float" office:value="10">
            <text:p>1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00">
            <text:p>300</text:p>
          </table:table-cell>
          <table:table-cell table:formula="of:=[.B29]-[.B28]" office:value-type="float" office:value="13">
            <text:p>1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13">
            <text:p>313</text:p>
          </table:table-cell>
          <table:table-cell table:formula="of:=[.B30]-[.B29]" office:value-type="float" office:value="12">
            <text:p>12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25">
            <text:p>325</text:p>
          </table:table-cell>
          <table:table-cell table:formula="of:=[.B31]-[.B30]" office:value-type="float" office:value="13">
            <text:p>1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38">
            <text:p>338</text:p>
          </table:table-cell>
          <table:table-cell table:formula="of:=[.B32]-[.B31]" office:value-type="float" office:value="19">
            <text:p>19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57">
            <text:p>357</text:p>
          </table:table-cell>
          <table:table-cell table:formula="of:=[.B33]-[.B32]" office:value-type="float" office:value="18">
            <text:p>18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75">
            <text:p>375</text:p>
          </table:table-cell>
          <table:table-cell table:formula="of:=[.B34]-[.B33]" office:value-type="float" office:value="7">
            <text:p>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82">
            <text:p>382</text:p>
          </table:table-cell>
          <table:table-cell table:formula="of:=[.B35]-[.B34]" office:value-type="float" office:value="10">
            <text:p>10</text:p>
          </table:table-cell>
        </table:table-row>
        <table:table-row table:style-name="ro2">
          <table:table-cell table:style-name="ce3" office:value-type="float" office:value="39">
            <text:p>39</text:p>
          </table:table-cell>
          <table:table-cell office:value-type="float" office:value="392">
            <text:p>392</text:p>
          </table:table-cell>
          <table:table-cell table:formula="of:=[.B36]-[.B35]" office:value-type="float" office:value="10">
            <text:p>1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02">
            <text:p>402</text:p>
          </table:table-cell>
          <table:table-cell table:formula="of:=[.B37]-[.B36]" office:value-type="float" office:value="5">
            <text:p>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07">
            <text:p>407</text:p>
          </table:table-cell>
          <table:table-cell table:formula="of:=[.B38]-[.B37]" office:value-type="float" office:value="11">
            <text:p>11</text:p>
          </table:table-cell>
        </table:table-row>
        <table:table-row table:style-name="ro2">
          <table:table-cell table:style-name="Default"/>
          <table:table-cell table:style-name="ce4" office:value-type="float" office:value="418">
            <text:p>418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7">00/00/0000</text:date>, <text:time style:data-style-name="N2" text:time-value="0000-00-00T21:55: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2-09-06T15:12:03</meta:creation-date>
    <dc:date>2013-06-27T21:58:41</dc:date>
    <meta:editing-duration>PT3M14S</meta:editing-duration>
    <meta:editing-cycles>4</meta:editing-cycles>
    <meta:generator>LibreOffice/3.6$Linux_X86_64 LibreOffice_project/360m1$Build-304</meta:generator>
    <meta:print-date>2012-09-06T15:20:14</meta:print-date>
    <dc:creator>Ryan </dc:creator>
    <meta:document-statistic meta:table-count="1" meta:cell-count="112" meta:object-count="0"/>
  </office:meta>
</office:document-meta>
</file>